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List_20_Paragraph" style:list-style-name="WWNum1">
      <style:paragraph-properties fo:margin-top="0.1665in" fo:margin-bottom="0.111in" loext:contextual-spacing="false" fo:line-height="200%"/>
    </style:style>
    <style:style style:name="P3" style:family="paragraph" style:parent-style-name="List_20_Paragraph">
      <style:paragraph-properties fo:margin-top="0.1665in" fo:margin-bottom="0.111in" loext:contextual-spacing="false" fo:line-height="200%"/>
      <style:text-properties officeooo:rsid="001d35bc" officeooo:paragraph-rsid="001d35bc"/>
    </style:style>
    <style:style style:name="P4" style:family="paragraph" style:parent-style-name="List_20_Paragraph" style:list-style-name="WWNum1">
      <style:paragraph-properties fo:margin-top="0.1665in" fo:margin-bottom="0.111in" loext:contextual-spacing="false" fo:line-height="200%"/>
      <style:text-properties officeooo:rsid="001d35bc" officeooo:paragraph-rsid="001d35bc"/>
    </style:style>
    <style:style style:name="P5" style:family="paragraph" style:parent-style-name="List_20_Paragraph" style:list-style-name="WWNum1" style:master-page-name="Standard">
      <style:paragraph-properties fo:margin-top="0.1665in" fo:margin-bottom="0.111in" loext:contextual-spacing="false" fo:line-height="200%" style:page-number="auto"/>
    </style:style>
    <style:style style:name="T1" style:family="text">
      <style:text-properties style:font-name="Times New Roman" fo:font-size="13pt" style:font-size-asian="13pt" style:font-name-complex="Times New Roman1" style:font-size-complex="13pt"/>
    </style:style>
    <style:style style:name="T2" style:family="text">
      <style:text-properties style:font-name="Times New Roman" fo:font-size="15pt" style:font-size-asian="15pt" style:font-name-complex="Times New Roman1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50115649" text:style-name="WWNum1">
        <text:list-item>
          <text:p text:style-name="P5"><text:span text:style-name="T1">What is a Finite-state machine (FSM) or a state machine diagram?</text:span></text:p>
        </text:list-item>
      </text:list>
      <text:p text:style-name="P3"><text:span text:style-name="T1">A finite state machine is a network of interconnected states. <text:s/></text:span></text:p>
      <text:list xml:id="list234419551388283" text:continue-numbering="true" text:style-name="WWNum1">
        <text:list-item>
          <text:p text:style-name="P2"><text:span text:style-name="T1">What do you mean by a state of system in finite-state machine FSM? What is transition of state?</text:span></text:p>
          <text:p text:style-name="P4"><text:span text:style-name="T1">The current values of variables, positions <text:s/>or expected behavior within the system. A state is the current ‘mode’ that the system is operating in, the action it is taking. A lightbulb could be represented as a Finite State Machine with two states, On and Off.</text:span></text:p>
        </text:list-item>
      </text:list>
      <text:p text:style-name="P3"><text:span text:style-name="T1">A state can be used to represent previous actions.</text:span></text:p>
      <text:list xml:id="list234418733226935" text:continue-numbering="true" text:style-name="WWNum1">
        <text:list-item>
          <text:p text:style-name="P2"><text:span text:style-name="T1">What are the two types of finite-state machine (FSM)?</text:span></text:p>
          <text:p text:style-name="P4"><text:span text:style-name="T1">Deterministic and Nondeterministic.</text:span></text:p>
        </text:list-item>
        <text:list-item>
          <text:p text:style-name="P2"><text:span text:style-name="T1">Why state diagrams over flow chart?</text:span></text:p>
          <text:p text:style-name="P4">Finite state machines can be represented as a state transition table, which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Times New Roman" fo:font-size="15pt" style:font-size-asian="15pt" style:font-name-complex="Times New Roman1" style:font-size-complex="15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niversity of Houston | College of Technology | ELET-3405</text:span></text:p>
        <text:p text:style-name="MP1"><text:span text:style-name="MT1"><text:s/>Microprocessor Architecture Lab | Prelab 5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yrekar, Shreyas R</meta:initial-creator>
    <meta:editing-cycles>2</meta:editing-cycles>
    <meta:creation-date>2019-06-18T16:58:00</meta:creation-date>
    <dc:date>2019-06-19T23:44:17.594693126</dc:date>
    <meta:editing-duration>PT12M24S</meta:editing-duration>
    <meta:generator>LibreOffice/6.1.5.2$Linux_X86_64 LibreOffice_project/10$Build-2</meta:generator>
    <meta:document-statistic meta:table-count="0" meta:image-count="0" meta:object-count="0" meta:page-count="1" meta:paragraph-count="11" meta:word-count="142" meta:character-count="839" meta:non-whitespace-character-count="706"/>
    <meta:user-defined meta:name="AppVersion">15.0000</meta:user-defined>
    <meta:user-defined meta:name="Company">College of Technology-University of Houst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